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officeooo:rsid="00041f10" officeooo:paragraph-rsid="00041f10"/>
    </style:style>
    <style:style style:name="P2" style:family="paragraph" style:parent-style-name="Standard">
      <style:paragraph-properties fo:text-align="justify" style:justify-single-word="false"/>
      <style:text-properties fo:language="es" fo:country="ES" officeooo:rsid="00055265" officeooo:paragraph-rsid="00055265"/>
    </style:style>
    <style:style style:name="P3" style:family="paragraph" style:parent-style-name="Standard">
      <style:paragraph-properties fo:text-align="justify" style:justify-single-word="false"/>
      <style:text-properties fo:language="es" fo:country="ES" officeooo:rsid="00055265" officeooo:paragraph-rsid="0006797d"/>
    </style:style>
    <style:style style:name="P4" style:family="paragraph" style:parent-style-name="Standard">
      <style:paragraph-properties fo:text-align="justify" style:justify-single-word="false"/>
      <style:text-properties fo:language="es" fo:country="ES" fo:font-weight="bold" officeooo:rsid="000758b2" officeooo:paragraph-rsid="000758b2" style:font-weight-asian="bold" style:font-weight-complex="bold"/>
    </style:style>
    <style:style style:name="P5" style:family="paragraph" style:parent-style-name="Standard">
      <style:paragraph-properties fo:text-align="justify" style:justify-single-word="false"/>
      <style:text-properties fo:language="es" fo:country="ES" officeooo:rsid="000758b2" officeooo:paragraph-rsid="000758b2"/>
    </style:style>
    <style:style style:name="P6" style:family="paragraph" style:parent-style-name="Standard">
      <style:paragraph-properties fo:text-align="justify" style:justify-single-word="false"/>
      <style:text-properties fo:language="es" fo:country="ES"/>
    </style:style>
    <style:style style:name="P7" style:family="paragraph" style:parent-style-name="Standard">
      <style:paragraph-properties fo:text-align="justify" style:justify-single-word="false"/>
      <style:text-properties fo:font-size="14pt" fo:language="es" fo:country="ES" fo:font-weight="bold" officeooo:rsid="000760ec" officeooo:paragraph-rsid="000760ec" style:font-size-asian="14pt" style:font-weight-asian="bold" style:font-size-complex="14pt" style:font-weight-complex="bold"/>
    </style:style>
    <style:style style:name="P8" style:family="paragraph" style:parent-style-name="Standard">
      <style:text-properties fo:font-weight="bold" officeooo:rsid="0009020e" officeooo:paragraph-rsid="0009020e" style:font-weight-asian="bold" style:font-weight-complex="bold"/>
    </style:style>
    <style:style style:name="P9" style:family="paragraph" style:parent-style-name="Standard">
      <style:paragraph-properties fo:text-align="justify" style:justify-single-word="false"/>
      <style:text-properties fo:font-weight="bold" officeooo:rsid="0009020e" officeooo:paragraph-rsid="0009020e" style:font-weight-asian="bold" style:font-weight-complex="bold"/>
    </style:style>
    <style:style style:name="P10" style:family="paragraph" style:parent-style-name="Standard">
      <style:paragraph-properties fo:text-align="justify" style:justify-single-word="false"/>
      <style:text-properties fo:font-weight="bold" officeooo:rsid="000aefa1" officeooo:paragraph-rsid="000aefa1" style:font-weight-asian="bold" style:font-weight-complex="bold"/>
    </style:style>
    <style:style style:name="P11" style:family="paragraph" style:parent-style-name="Standard">
      <style:paragraph-properties fo:text-align="justify" style:justify-single-word="false"/>
      <style:text-properties fo:font-weight="bold" officeooo:rsid="000d1fe9" officeooo:paragraph-rsid="000d1fe9" style:font-weight-asian="bold" style:font-weight-complex="bold"/>
    </style:style>
    <style:style style:name="P12" style:family="paragraph" style:parent-style-name="Standard">
      <style:paragraph-properties fo:text-align="justify" style:justify-single-word="false"/>
      <style:text-properties fo:font-weight="bold" officeooo:rsid="000ebe72" officeooo:paragraph-rsid="000ebe72" style:font-weight-asian="bold" style:font-weight-complex="bold"/>
    </style:style>
    <style:style style:name="P13" style:family="paragraph" style:parent-style-name="Standard">
      <style:paragraph-properties fo:text-align="justify" style:justify-single-word="false"/>
      <style:text-properties fo:font-size="12pt" fo:language="es" fo:country="ES" fo:font-weight="normal" officeooo:rsid="000758b2" officeooo:paragraph-rsid="000758b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ES" fo:font-weight="normal" officeooo:rsid="000760ec" officeooo:paragraph-rsid="000760ec"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ES" fo:font-weight="normal" officeooo:rsid="0007b3f2" officeooo:paragraph-rsid="0007b3f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ES" fo:font-weight="normal" officeooo:rsid="0007b3f2" officeooo:paragraph-rsid="0007b3f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ES" fo:font-weight="normal" officeooo:rsid="000aefa1" officeooo:paragraph-rsid="000aefa1"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ES" fo:font-weight="normal" officeooo:rsid="000bcd7e" officeooo:paragraph-rsid="000bcd7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ES" fo:font-weight="normal" officeooo:rsid="000d1fe9" officeooo:paragraph-rsid="000d1fe9"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ES" fo:font-weight="bold" officeooo:rsid="000760ec" officeooo:paragraph-rsid="000760ec" style:font-size-asian="12pt" style:font-weight-asian="bold" style:font-size-complex="12pt" style:font-weight-complex="bold"/>
    </style:style>
    <style:style style:name="P21" style:family="paragraph" style:parent-style-name="Standard">
      <style:text-properties fo:font-size="12pt" fo:language="es" fo:country="ES" fo:font-weight="bold" officeooo:rsid="0007b3f2" officeooo:paragraph-rsid="0007b3f2"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s" fo:country="ES" fo:font-weight="bold" officeooo:rsid="0007b3f2" officeooo:paragraph-rsid="0007b3f2"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language="es" fo:country="ES" fo:font-weight="bold" officeooo:rsid="000aefa1" officeooo:paragraph-rsid="000aefa1"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language="es" fo:country="ES" fo:font-weight="bold" officeooo:rsid="000af4b1" officeooo:paragraph-rsid="000af4b1"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language="es" fo:country="ES" fo:font-weight="bold" officeooo:rsid="000bcd7e" officeooo:paragraph-rsid="000bcd7e"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language="es" fo:country="ES" fo:font-weight="bold" officeooo:rsid="000d1fe9" officeooo:paragraph-rsid="000d1fe9"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language="es" fo:country="ES" fo:font-weight="bold" officeooo:rsid="000aefa1" officeooo:paragraph-rsid="000aefa1" style:font-size-asian="10.5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normal" officeooo:rsid="000aefa1" officeooo:paragraph-rsid="000aefa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weight="normal" officeooo:rsid="000d1fe9" officeooo:paragraph-rsid="000d1fe9" style:font-weight-asian="normal" style:font-weight-complex="normal"/>
    </style:style>
    <style:style style:name="P30" style:family="paragraph" style:parent-style-name="Standard">
      <style:paragraph-properties fo:text-align="justify" style:justify-single-word="false"/>
      <style:text-properties fo:font-weight="normal" officeooo:rsid="000ebe72" officeooo:paragraph-rsid="000ebe72" style:font-weight-asian="normal" style:font-weight-complex="normal"/>
    </style:style>
    <style:style style:name="P31" style:family="paragraph" style:parent-style-name="Standard">
      <style:text-properties officeooo:paragraph-rsid="0007b3f2"/>
    </style:style>
    <style:style style:name="P32" style:family="paragraph" style:parent-style-name="Standard">
      <style:paragraph-properties fo:text-align="justify" style:justify-single-word="false"/>
      <style:text-properties officeooo:rsid="0009020e" officeooo:paragraph-rsid="0009020e"/>
    </style:style>
    <style:style style:name="P33" style:family="paragraph" style:parent-style-name="Standard">
      <style:paragraph-properties fo:text-align="justify" style:justify-single-word="false"/>
      <style:text-properties officeooo:paragraph-rsid="0007b3f2"/>
    </style:style>
    <style:style style:name="P34" style:family="paragraph" style:parent-style-name="Standard">
      <style:paragraph-properties fo:text-align="justify" style:justify-single-word="false"/>
      <style:text-properties officeooo:paragraph-rsid="000758b2"/>
    </style:style>
    <style:style style:name="P35" style:family="paragraph" style:parent-style-name="Standard">
      <style:paragraph-properties fo:text-align="justify" style:justify-single-word="false"/>
      <style:text-properties officeooo:paragraph-rsid="000ed989"/>
    </style:style>
    <style:style style:name="P36" style:family="paragraph" style:parent-style-name="Standard">
      <style:paragraph-properties fo:text-align="justify" style:justify-single-word="false"/>
      <style:text-properties style:text-underline-style="solid" style:text-underline-width="auto" style:text-underline-color="font-color" officeooo:paragraph-rsid="000aefa1"/>
    </style:style>
    <style:style style:name="P37" style:family="paragraph" style:parent-style-name="Standard">
      <style:paragraph-properties fo:text-align="justify" style:justify-single-word="false"/>
      <style:text-properties fo:color="#3465a4" loext:opacity="100%" style:text-underline-style="solid" style:text-underline-width="auto" style:text-underline-color="font-color" officeooo:paragraph-rsid="000aefa1"/>
    </style:style>
    <style:style style:name="P38" style:family="paragraph" style:parent-style-name="Standard">
      <style:paragraph-properties fo:text-align="justify" style:justify-single-word="false"/>
      <style:text-properties fo:color="#3465a4" loext:opacity="100%" fo:font-size="12pt" fo:language="es" fo:country="ES" style:text-underline-style="solid" style:text-underline-width="auto" style:text-underline-color="font-color" fo:font-weight="bold" officeooo:rsid="000758b2" officeooo:paragraph-rsid="000758b2"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3465a4" loext:opacity="100%" fo:font-size="12pt" fo:language="es" fo:country="ES" style:text-underline-style="none" fo:font-weight="bold" officeooo:rsid="000760ec" officeooo:paragraph-rsid="000760ec"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3465a4" loext:opacity="100%" fo:font-size="12pt" fo:language="es" fo:country="ES" style:text-underline-style="none" fo:font-weight="bold" officeooo:rsid="0007b3f2" officeooo:paragraph-rsid="0007b3f2"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3465a4" loext:opacity="100%" fo:font-size="12pt" fo:language="es" fo:country="ES" style:text-underline-style="none" fo:font-weight="bold" officeooo:rsid="000af4b1" officeooo:paragraph-rsid="000af4b1"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color="#3465a4" loext:opacity="100%" fo:font-size="14pt" fo:language="es" fo:country="ES" style:text-underline-style="solid" style:text-underline-width="auto" style:text-underline-color="font-color" fo:font-weight="bold" officeooo:rsid="000aefa1" officeooo:paragraph-rsid="000aefa1"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color="#3465a4" loext:opacity="100%" fo:font-size="14pt" fo:language="es" fo:country="ES" style:text-underline-style="solid" style:text-underline-width="auto" style:text-underline-color="font-color" fo:font-weight="bold" officeooo:rsid="000760ec" officeooo:paragraph-rsid="000760ec"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color="#3465a4" loext:opacity="100%" fo:font-size="14pt" fo:language="es" fo:country="ES" fo:font-weight="bold"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color="#3465a4" loext:opacity="100%" fo:language="es" fo:country="ES" fo:font-weight="bold" officeooo:rsid="00055265" officeooo:paragraph-rsid="00055265" style:font-weight-asian="bold" style:font-weight-complex="bold"/>
    </style:style>
    <style:style style:name="P46" style:family="paragraph" style:parent-style-name="Standard">
      <style:text-properties fo:color="#3465a4" loext:opacity="100%" style:text-underline-style="none" officeooo:paragraph-rsid="0007b3f2"/>
    </style:style>
    <style:style style:name="P47" style:family="paragraph" style:parent-style-name="Standard">
      <style:text-properties fo:color="#3465a4" loext:opacity="100%" style:text-underline-style="none" fo:font-weight="bold" officeooo:rsid="0009020e" officeooo:paragraph-rsid="0009020e" style:font-weight-asian="bold" style:font-weight-complex="bold"/>
    </style:style>
    <style:style style:name="P48" style:family="paragraph" style:parent-style-name="Standard">
      <style:paragraph-properties fo:text-align="justify" style:justify-single-word="false"/>
      <style:text-properties fo:color="#3465a4" loext:opacity="100%" style:text-underline-style="none" officeooo:paragraph-rsid="000d1fe9"/>
    </style:style>
    <style:style style:name="P49" style:family="paragraph" style:parent-style-name="Standard">
      <style:paragraph-properties fo:text-align="justify" style:justify-single-word="false"/>
      <style:text-properties fo:color="#3465a4" loext:opacity="100%" style:text-underline-style="none" fo:font-weight="normal" officeooo:rsid="000d1fe9" officeooo:paragraph-rsid="000d1fe9" style:font-weight-asian="normal" style:font-weight-complex="normal"/>
    </style:style>
    <style:style style:name="P50" style:family="paragraph" style:parent-style-name="Standard">
      <style:paragraph-properties fo:text-align="justify" style:justify-single-word="false"/>
      <style:text-properties fo:color="#000000" loext:opacity="100%" fo:font-weight="normal" officeooo:paragraph-rsid="000ed989" style:font-weight-asian="normal" style:font-weight-complex="normal"/>
    </style:style>
    <style:style style:name="P51" style:family="paragraph" style:parent-style-name="Standard">
      <style:paragraph-properties fo:text-align="justify" style:justify-single-word="false"/>
      <style:text-properties fo:color="#000000" loext:opacity="100%" fo:font-weight="normal" officeooo:rsid="000ed989" officeooo:paragraph-rsid="000ed989" style:font-weight-asian="normal" style:font-weight-complex="normal"/>
    </style:style>
    <style:style style:name="P52" style:family="paragraph" style:parent-style-name="Standard">
      <style:paragraph-properties fo:text-align="justify" style:justify-single-word="false"/>
      <style:text-properties fo:color="#000000" loext:opacity="100%" fo:font-weight="normal" officeooo:rsid="00104491" officeooo:paragraph-rsid="00104491" style:font-weight-asian="normal" style:font-weight-complex="normal"/>
    </style:style>
    <style:style style:name="P53" style:family="paragraph" style:parent-style-name="Standard">
      <style:paragraph-properties fo:text-align="justify" style:justify-single-word="false"/>
      <style:text-properties fo:color="#000000" loext:opacity="100%" fo:font-weight="bold" officeooo:rsid="00104491" officeooo:paragraph-rsid="00104491" style:font-weight-asian="bold" style:font-weight-complex="bold"/>
    </style:style>
    <style:style style:name="P54" style:family="paragraph" style:parent-style-name="Standard">
      <style:paragraph-properties fo:text-align="justify" style:justify-single-word="false" fo:break-before="page"/>
      <style:text-properties fo:color="#3465a4" loext:opacity="100%" fo:font-size="12pt" fo:language="es" fo:country="ES" style:text-underline-style="none" fo:font-weight="bold" officeooo:rsid="000aefa1" officeooo:paragraph-rsid="000aefa1" style:font-size-asian="12pt" style:font-weight-asian="bold" style:font-size-complex="12pt" style:font-weight-complex="bold"/>
    </style:style>
    <style:style style:name="P55" style:family="paragraph" style:parent-style-name="Standard">
      <style:paragraph-properties fo:text-align="justify" style:justify-single-word="false" fo:break-before="page"/>
      <style:text-properties officeooo:paragraph-rsid="000ed989"/>
    </style:style>
    <style:style style:name="T1" style:family="text">
      <style:text-properties fo:font-weight="bold" style:font-weight-asian="bold" style:font-weight-complex="bold"/>
    </style:style>
    <style:style style:name="T2" style:family="text">
      <style:text-properties fo:font-weight="bold" officeooo:rsid="0006797d" style:font-weight-asian="bold" style:font-weight-complex="bold"/>
    </style:style>
    <style:style style:name="T3" style:family="text">
      <style:text-properties fo:font-weight="bold" officeooo:rsid="000758b2" style:font-weight-asian="bold" style:font-weight-complex="bold"/>
    </style:style>
    <style:style style:name="T4" style:family="text">
      <style:text-properties fo:font-weight="bold" officeooo:rsid="000760ec" style:font-weight-asian="bold" style:font-weight-complex="bold"/>
    </style:style>
    <style:style style:name="T5" style:family="text">
      <style:text-properties officeooo:rsid="0006797d"/>
    </style:style>
    <style:style style:name="T6" style:family="text">
      <style:text-properties fo:font-weight="normal" style:font-weight-asian="normal" style:font-weight-complex="normal"/>
    </style:style>
    <style:style style:name="T7" style:family="text">
      <style:text-properties fo:font-weight="normal" officeooo:rsid="0006797d" style:font-weight-asian="normal" style:font-weight-complex="normal"/>
    </style:style>
    <style:style style:name="T8" style:family="text">
      <style:text-properties fo:font-weight="normal" officeooo:rsid="000758b2" style:font-weight-asian="normal" style:font-weight-complex="normal"/>
    </style:style>
    <style:style style:name="T9" style:family="text">
      <style:text-properties fo:font-weight="normal" officeooo:rsid="0007b3f2" style:font-weight-asian="normal" style:font-weight-complex="normal"/>
    </style:style>
    <style:style style:name="T10" style:family="text">
      <style:text-properties fo:language="es" fo:country="ES"/>
    </style:style>
    <style:style style:name="T11" style:family="text">
      <style:text-properties fo:language="es" fo:country="ES" fo:font-weight="normal" officeooo:rsid="000758b2" style:font-weight-asian="normal" style:font-weight-complex="normal"/>
    </style:style>
    <style:style style:name="T12" style:family="text">
      <style:text-properties fo:language="es" fo:country="ES" fo:font-weight="bold" style:font-weight-asian="bold" style:font-weight-complex="bold"/>
    </style:style>
    <style:style style:name="T13" style:family="text">
      <style:text-properties fo:language="es" fo:country="ES" fo:font-weight="bold" officeooo:rsid="000758b2" style:font-weight-asian="bold" style:font-weight-complex="bold"/>
    </style:style>
    <style:style style:name="T14" style:family="text">
      <style:text-properties officeooo:rsid="000760ec"/>
    </style:style>
    <style:style style:name="T15" style:family="text">
      <style:text-properties fo:font-size="14pt" style:font-size-asian="14pt" style:font-size-complex="14pt"/>
    </style:style>
    <style:style style:name="T16" style:family="text">
      <style:text-properties fo:font-size="14pt" fo:language="es" fo:country="ES" fo:font-weight="bold" officeooo:rsid="000760ec" style:font-size-asian="14pt" style:font-weight-asian="bold" style:font-size-complex="14pt" style:font-weight-complex="bold"/>
    </style:style>
    <style:style style:name="T17" style:family="text">
      <style:text-properties fo:font-size="14pt" fo:language="es" fo:country="ES" fo:font-weight="bold" officeooo:rsid="000aefa1" style:font-size-asian="14pt" style:font-weight-asian="bold" style:font-size-complex="14pt" style:font-weight-complex="bold"/>
    </style:style>
    <style:style style:name="T18" style:family="text">
      <style:text-properties fo:font-size="12pt" fo:language="es" fo:country="ES" fo:font-weight="normal" style:font-size-asian="12pt" style:font-weight-asian="normal" style:font-size-complex="12pt" style:font-weight-complex="normal"/>
    </style:style>
    <style:style style:name="T19" style:family="text">
      <style:text-properties fo:font-size="12pt" fo:language="es" fo:country="ES" fo:font-weight="normal" officeooo:rsid="000aefa1" style:font-size-asian="12pt" style:font-weight-asian="normal" style:font-size-complex="12pt" style:font-weight-complex="normal"/>
    </style:style>
    <style:style style:name="T20" style:family="text">
      <style:text-properties fo:font-size="12pt" fo:language="es" fo:country="ES" fo:font-weight="bold" style:font-size-asian="12pt" style:font-weight-asian="bold" style:font-size-complex="12pt" style:font-weight-complex="bold"/>
    </style:style>
    <style:style style:name="T21" style:family="text">
      <style:text-properties fo:font-size="12pt" fo:language="es" fo:country="ES" fo:font-weight="bold" officeooo:rsid="0007b3f2" style:font-size-asian="12pt" style:font-weight-asian="bold" style:font-size-complex="12pt" style:font-weight-complex="bold"/>
    </style:style>
    <style:style style:name="T22" style:family="text">
      <style:text-properties fo:font-size="12pt" fo:language="es" fo:country="ES" fo:font-weight="bold" officeooo:rsid="000af4b1" style:font-size-asian="12pt" style:font-weight-asian="bold" style:font-size-complex="12pt" style:font-weight-complex="bold"/>
    </style:style>
    <style:style style:name="T23" style:family="text">
      <style:text-properties fo:font-size="12pt" fo:language="es" fo:country="ES" fo:font-weight="bold" officeooo:rsid="000d1fe9" style:font-size-asian="12pt" style:font-weight-asian="bold" style:font-size-complex="12pt" style:font-weight-complex="bold"/>
    </style:style>
    <style:style style:name="T24" style:family="text">
      <style:text-properties fo:font-size="12pt" fo:language="es" fo:country="ES" fo:font-weight="bold" officeooo:rsid="000ebe72" style:font-size-asian="12pt" style:font-weight-asian="bold" style:font-size-complex="12pt" style:font-weight-complex="bold"/>
    </style:style>
    <style:style style:name="T25" style:family="text">
      <style:text-properties fo:font-size="12pt" fo:language="es" fo:country="ES" style:font-size-asian="12pt" style:font-size-complex="12pt"/>
    </style:style>
    <style:style style:name="T26" style:family="text">
      <style:text-properties fo:font-size="12pt" fo:language="es" fo:country="ES" officeooo:rsid="0007b3f2" style:font-size-asian="12pt" style:font-size-complex="12pt"/>
    </style:style>
    <style:style style:name="T27" style:family="text">
      <style:text-properties fo:font-size="12pt" fo:language="es" fo:country="ES" officeooo:rsid="000ebe72" style:font-size-asian="12pt" style:font-size-complex="12pt"/>
    </style:style>
    <style:style style:name="T28" style:family="text">
      <style:text-properties fo:font-size="12pt" fo:language="es" fo:country="ES" officeooo:rsid="000ed989" style:font-size-asian="12pt" style:font-size-complex="12pt"/>
    </style:style>
    <style:style style:name="T29" style:family="text">
      <style:text-properties fo:font-size="12pt" fo:language="es" fo:country="ES" style:text-underline-style="none" fo:font-weight="bold" style:font-size-asian="12pt" style:font-weight-asian="bold" style:font-size-complex="12pt" style:font-weight-complex="bold"/>
    </style:style>
    <style:style style:name="T30" style:family="text">
      <style:text-properties fo:font-size="12pt" fo:language="es" fo:country="ES" style:text-underline-style="none" fo:font-weight="bold" officeooo:rsid="000ed989" style:font-size-asian="12pt" style:font-weight-asian="bold" style:font-size-complex="12pt" style:font-weight-complex="bold"/>
    </style:style>
    <style:style style:name="T31" style:family="text">
      <style:text-properties fo:font-size="12pt" fo:language="es" fo:country="ES" style:text-underline-style="none" style:font-size-asian="12pt" style:font-size-complex="12pt"/>
    </style:style>
    <style:style style:name="T32" style:family="text">
      <style:text-properties fo:font-size="12pt" fo:language="es" fo:country="ES" style:text-underline-style="none" officeooo:rsid="000ed989" style:font-size-asian="12pt" style:font-size-complex="12pt"/>
    </style:style>
    <style:style style:name="T33" style:family="text">
      <style:text-properties fo:font-size="12pt" fo:language="es" fo:country="ES" style:text-underline-style="none" officeooo:rsid="00104491" style:font-size-asian="12pt" style:font-size-complex="12pt"/>
    </style:style>
    <style:style style:name="T34" style:family="text">
      <style:text-properties officeooo:rsid="000bcd7e"/>
    </style:style>
    <style:style style:name="T35" style:family="text">
      <style:text-properties officeooo:rsid="000d1fe9"/>
    </style:style>
    <style:style style:name="T36" style:family="text">
      <style:text-properties fo:color="#3465a4" loext:opacity="100%" style:text-underline-style="solid" style:text-underline-width="auto" style:text-underline-color="font-color"/>
    </style:style>
    <style:style style:name="T37" style:family="text">
      <style:text-properties fo:color="#3465a4" loext:opacity="100%" style:text-underline-style="solid" style:text-underline-width="auto" style:text-underline-color="font-color" fo:font-weight="bold" style:font-weight-asian="bold" style:font-weight-complex="bold"/>
    </style:style>
    <style:style style:name="T38" style:family="text">
      <style:text-properties fo:color="#3465a4" loext:opacity="100%" style:text-underline-style="solid" style:text-underline-width="auto" style:text-underline-color="font-color" fo:font-weight="bold" officeooo:rsid="000760ec" style:font-weight-asian="bold" style:font-weight-complex="bold"/>
    </style:style>
    <style:style style:name="T39" style:family="text">
      <style:text-properties fo:color="#3465a4" loext:opacity="100%" fo:font-size="12pt" fo:language="es" fo:country="ES" style:text-underline-style="none" fo:font-weight="bold" officeooo:rsid="000af4b1" style:font-size-asian="12pt" style:font-weight-asian="bold" style:font-size-complex="12pt" style:font-weight-complex="bold"/>
    </style:style>
    <style:style style:name="T40" style:family="text">
      <style:text-properties fo:color="#3465a4" loext:opacity="100%" fo:font-size="12pt" fo:language="es" fo:country="ES" style:text-underline-style="none" fo:font-weight="bold" officeooo:rsid="000ed989"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1. Percepción visual.</text:p>
      <text:p text:style-name="P6"/>
      <text:p text:style-name="P1">La percepción es la forma en que el cerebro detecta las sensaciones que recibe a través de los sentidos para formar una impresión de la realidad física.</text:p>
      <text:p text:style-name="P1">En el diseño web debemos prestar especial atención a la percepción visual.</text:p>
      <text:p text:style-name="P1">"La percepción visual es la interpretación o discriminación de los estímulos externos visuales relacionados con el conocimiento previo y el estado emocional del individuo".</text:p>
      <text:p text:style-name="P1"/>
      <text:p text:style-name="P45"><text:span text:style-name="T15">2. Medidas en entornos web.</text:span></text:p>
      <text:p text:style-name="P2"/>
      <text:p text:style-name="P2"><text:span text:style-name="T38">2.1. </text:span><text:span text:style-name="T37">Unidades Absolutas</text:span><text:span text:style-name="T36">:</text:span> cm, mm, in, pc, pt, pc. En la mayoría de los casos haremos uso del pixel, porque es la unidad de referencia para prácticamente todo lo que debe presentarse en una interface de formato digital. Las pantallas distribuyen sus superficies en base al pixel, aunque los pixeles no son todos del mismo tamaño.</text:p>
      <text:p text:style-name="P2"/>
      <text:p text:style-name="P2"><text:span text:style-name="T38">2.2. </text:span><text:span text:style-name="T37">Unidades Relativas</text:span><text:span text:style-name="T36">:</text:span> Son más flexibles y se expresan en forma de porcentaje. Nos permiten especificar tamaños o distancias que se verán de forma diferente en distintos dispositivos.</text:p>
      <text:p text:style-name="P2"/>
      <text:p text:style-name="P3">Relativas a la tipografía: </text:p>
      <text:p text:style-name="P3"><text:span text:style-name="T5"><text:tab/></text:span><text:span text:style-name="T2">em</text:span><text:span text:style-name="T5"> → relativo al tamaño de la fuente de un elemento. El problema viene con los hijos de un <text:tab/>contenedor, que estos valores van aumentado y es necesario realizar font-size: 1em en los <text:tab/>hijos.</text:span></text:p>
      <text:p text:style-name="P3"><text:tab/><text:span text:style-name="T2">ex</text:span><text:span text:style-name="T5"> → Aumenta el tamaño de la letra en cuanto a su altura como la letra x de referencia.</text:span></text:p>
      <text:p text:style-name="P3"><text:tab/><text:span text:style-name="T5">r</text:span><text:span text:style-name="T2">em</text:span><text:span text:style-name="T7"> → Es igual a </text:span><text:span text:style-name="T2">em</text:span><text:span text:style-name="T7"> pero que actúa respecto a la raíz del documento.</text:span></text:p>
      <text:p text:style-name="P2"/>
      <text:p text:style-name="P2">Relativas al viewport:</text:p>
      <text:p text:style-name="P2"><text:span text:style-name="T3"><text:tab/>vw → <text:s/></text:span><text:span text:style-name="T8">Porcentaje relativo a la anchura del viewport.</text:span></text:p>
      <text:p text:style-name="P2"><text:span text:style-name="T3"><text:tab/>vh: → </text:span><text:span text:style-name="T8">Porcentaje relativo a la altura del viewport.</text:span></text:p>
      <text:p text:style-name="P2"><text:span text:style-name="T3"><text:tab/>vmin → <text:s/></text:span><text:span text:style-name="T8">Entre vw y vh toma el que tenga menor valor.</text:span></text:p>
      <text:p text:style-name="P2"><text:span text:style-name="T3"><text:tab/>vmax → <text:s/></text:span><text:span text:style-name="T8">Entre vw y vh toma el que tenga mayor valor.</text:span></text:p>
      <text:p text:style-name="P5"><text:span text:style-name="T8"/></text:p>
      <text:p text:style-name="P5"><text:span text:style-name="T6">Son muy importantes y se deben tener en cuenta cuando realizamos una web para varios tipos de resolución de pantalla. </text:span></text:p>
      <text:p text:style-name="P5"><text:span text:style-name="T6"/></text:p>
      <text:p text:style-name="P5"><text:span text:style-name="T6">Vw y vh son recientes y se corresponden a la anchura y altura de la pantalla del dispositivo, pero no necesariamente son las dimensiones reales, debido a que a veces el viewport a veces simula que el dispositivo tiene unas dimensiones diferentes, por ejemplo cuando re-dimensionamos la ventana del navegador.</text:span></text:p>
      <text:p text:style-name="P5"><text:span text:style-name="T6"/></text:p>
      <text:p text:style-name="P34"><text:span text:style-name="T11"><text:tab/><text:tab/></text:span><text:span text:style-name="T13">1vw = 1% anchura del viewport</text:span></text:p>
      <text:p text:style-name="P4"><text:tab/><text:tab/>100vw = 100% anchura del viewport</text:p>
      <text:p text:style-name="P5"><text:span text:style-name="T6"/></text:p>
      <text:p text:style-name="P38"><text:span text:style-name="T14">2.</text:span>3. Unidades fijas vs unidades relativas</text:p>
      <text:p text:style-name="P13"/>
      <text:p text:style-name="P13">Debido al desarrollo <text:span text:style-name="T1">responsive</text:span>, generalmente se usan más las unidades de medida relativas, <text:span text:style-name="T14">sobre todo en anchuras, para conseguir esa flexibilidad de adaptarse a las dimensiones del navegador. Trabajar la anchura con medidas </text:span><text:span text:style-name="T4">%</text:span><text:span text:style-name="T14"> o relativas al </text:span><text:span text:style-name="T4">viewport</text:span><text:span text:style-name="T14"> es imprescindible.</text:span></text:p>
      <text:p text:style-name="P13"/>
      <text:p text:style-name="P14">Para definir tamaños de las fuentes será muy útil usa <text:span text:style-name="T1">em</text:span> o <text:span text:style-name="T1">rem</text:span>.Elementos como imágenes, columnas que deben tener dimensiones fijas, o elementos que deseamos no alterar podemos hacer uso de la unidad <text:span text:style-name="T1">px</text:span>.</text:p>
      <text:p text:style-name="P14"/>
      <text:p text:style-name="P43"><text:soft-page-break/>3. Elementos de diseño</text:p>
      <text:p text:style-name="P7"/>
      <text:p text:style-name="P15">Son la base del diseño, sobre ellos se asientan los demás elementos.</text:p>
      <text:p text:style-name="P15"/>
      <text:p text:style-name="P39">3.1. Elementos conceptuales</text:p>
      <text:p text:style-name="P20"/>
      <text:p text:style-name="P20"><text:tab/>El punto → <text:span text:style-name="T6">Principio y fin de una línea.</text:span></text:p>
      <text:p text:style-name="P20"><text:tab/>La línea → <text:span text:style-name="T6">Resultado del movimiento de un punto que se desplaza.</text:span></text:p>
      <text:p text:style-name="P20"><text:tab/>El plano → <text:span text:style-name="T9">Resultado del movimiento de una línea.</text:span></text:p>
      <text:p text:style-name="P20"><text:tab/>El volumen → <text:span text:style-name="T6">Resultado </text:span><text:span text:style-name="T9">del movimiento de un plano.</text:span></text:p>
      <text:p text:style-name="P22"/>
      <text:p text:style-name="P40">3.2. Elementos visuales</text:p>
      <text:p text:style-name="P21"/>
      <text:p text:style-name="P16">Son el resultado de combinar elementos (punto, línea, plano, volumen), pudiendo recibir nuevas propiedades como forma, medidas, color y textura.</text:p>
      <text:p text:style-name="P16"/>
      <text:p text:style-name="P16"><text:tab/><text:span text:style-name="T1">Forma</text:span> → Área que destaca del espacio que la rodea debido a un límite definido. 2D o 3D <text:tab/><text:tab/> <text:s text:c="4"/>simulado.</text:p>
      <text:p text:style-name="P16"><text:tab/><text:span text:style-name="T1">Medidas</text:span> → Todas las formas tienen unas medidas y mediante la variación de estas un <text:tab/><text:tab/><text:tab/> <text:s text:c="7"/>elemento puede parecer más grande, encontrarse a otra distancia...</text:p>
      <text:p text:style-name="P33"><text:tab/><text:span text:style-name="T1">Color</text:span> → El color y el contraste son elementos utilizados para llamar la atención sobre una <text:tab/><text:tab/> <text:s text:c="2"/>parte determinada de la imagen o para diferenciarlo. Gracias al color, puede hacer <text:tab/><text:tab/> <text:s text:c="2"/>que un elemento sea identificado de forma distinta independiente de su forma.</text:p>
      <text:p text:style-name="P16"><text:tab/><text:span text:style-name="T1">Textura</text:span> → Característica representativa de una superficie, se puede percibir de manera <text:s/><text:tab/><text:tab/> <text:s text:c="7"/>visual o táctil.</text:p>
      <text:p text:style-name="P16"/>
      <text:p text:style-name="P46"><text:span text:style-name="T21">3.3. Elementos relacionales</text:span></text:p>
      <text:p text:style-name="P31"><text:span text:style-name="T21"/></text:p>
      <text:p text:style-name="P32"><text:span text:style-name="T21">D</text:span><text:span text:style-name="T20">irección → </text:span><text:span text:style-name="T18">La característica que representa mejor a este elemento es la rotación.</text:span></text:p>
      <text:p text:style-name="P9"><text:span text:style-name="T25">Posición → </text:span><text:span text:style-name="T18">La posición de una forma es juzgada por su relación respecto al cuadro que la contiene <text:tab/> <text:s text:c="7"/>o la estructura. La ubicación podrá ser absoluta o relativa. Importante en diseño web.</text:span></text:p>
      <text:p text:style-name="P9"><text:span text:style-name="T25">Espacio → </text:span><text:span text:style-name="T18">Las formas ocupan un espacio. El espacio puede estar vacío u ocupado. Se puede utilizar perspectiva para sugerir ilusión de profundidad.</text:span></text:p>
      <text:p text:style-name="P9"><text:span text:style-name="T25">Gravedad </text:span><text:span text:style-name="T18">→ Es psicológica, tenemos tendencia a aplicar cualidades como pesadez o ligereza.</text:span></text:p>
      <text:p text:style-name="P8"><text:span text:style-name="T18"/></text:p>
      <text:p text:style-name="P47"><text:span text:style-name="T26">3.</text:span><text:span text:style-name="T25">4 Elementos funcionales</text:span></text:p>
      <text:p text:style-name="P47"><text:span text:style-name="T25"/></text:p>
      <text:p text:style-name="P9"><text:span text:style-name="T25">Representación → </text:span><text:span text:style-name="T18">Una forma es representativa cuando se deriva de la naturaleza o del mundo hecho por el ser humano. La representación puede ser realista, estilizada o medio abstracta. </text:span><text:span text:style-name="T19">Foto de un monumento = realista, perfil de monumento = estilizada, dibujo naif = semi abstracta.</text:span></text:p>
      <text:p text:style-name="P10"><text:span text:style-name="T25">Significado → </text:span><text:span text:style-name="T18">Imagen conceptual que se representa en nuestra mente, cada receptor le dará una interpretación diferente o coincidente. </text:span></text:p>
      <text:p text:style-name="P10"><text:span text:style-name="T25">Función → </text:span><text:span text:style-name="T18">Señal de STOP con letras árabes.</text:span></text:p>
      <text:p text:style-name="P10"><text:span text:style-name="T18"/></text:p>
      <text:p text:style-name="P37"><text:span text:style-name="T17">4</text:span><text:span text:style-name="T16">. </text:span><text:span text:style-name="T17">Peso visual</text:span></text:p>
      <text:p text:style-name="P36"><text:span text:style-name="T17"/></text:p>
      <text:p text:style-name="P28"><text:span text:style-name="T10">Es la capacidad que tiene un elemento de atraer la mirada de aquel que mira la imagen, cuanto más peso visual, más atrae la atención del ojo. Una imagen totalmente equilibrada es cuando el peso visual se posiciona en el centro geométrico de la imagen, cuando se situa en los límites, totalmente desequilibrada.</text:span></text:p>
      <text:p text:style-name="P28"><text:span text:style-name="T12">Peso perceptual</text:span><text:span text:style-name="T10"> es el peso que percibimos que puede pesar un objeto físicamente hablando, y el </text:span><text:span text:style-name="T12">peso visual</text:span><text:span text:style-name="T10"> es la sensación directa que aparece automáticamente en nuestros procesos visuales.</text:span></text:p>
      <text:p text:style-name="P54">4.1 Elementos influyentes en la percepción del peso visuales</text:p>
      <text:p text:style-name="P23"/>
      <text:p text:style-name="P23">El tamaño → <text:span text:style-name="T6">Un elemento grande tiene más peso visual.</text:span></text:p>
      <text:p text:style-name="P23">La posición → <text:span text:style-name="T6">Un elemento en la posición baja tiene más peso, Dcha también.</text:span></text:p>
      <text:p text:style-name="P23">La distribución → <text:span text:style-name="T6">Un elemento tendrá más peso visual si se encuentra aislado que dentro de un grupo.</text:span></text:p>
      <text:p text:style-name="P23">La textura → <text:span text:style-name="T6">Un elemento con textura tendrá más peso que uno que no la tenga.</text:span></text:p>
      <text:p text:style-name="P23">La forma → <text:span text:style-name="T6">Las formas cerradas, geométricas, regulares y/o reconocibles tienen más peso.</text:span></text:p>
      <text:p text:style-name="P23">El contraste → <text:span text:style-name="T6">Un elemento que genere contraste respecto al resto de elementos, tendrá más peso visual.</text:span></text:p>
      <text:p text:style-name="P23">El color → <text:span text:style-name="T6">Los colores cálidos tienen más peso visual, los saturados también, y los oscuros tb.</text:span></text:p>
      <text:p text:style-name="P23"><text:span text:style-name="T6"/></text:p>
      <text:p text:style-name="P42">5. Tratamiento del color</text:p>
      <text:p text:style-name="P27"/>
      <text:p text:style-name="P17"><text:span text:style-name="T1">La luminosidad, luminancia o brillo</text:span> → define las diferencias de cantidad de luz de un color. Un</text:p>
      <text:p text:style-name="P17">rojo oscuro tiene menos luminosidad que un rojo claro.</text:p>
      <text:p text:style-name="P17"><text:span text:style-name="T1">La saturación</text:span> → define el nivel mínimo y máximo de pureza de un color. Los grises representan</text:p>
      <text:p text:style-name="P17">la ausencia total de saturación. Un rojo intenso puede tener el mismo nivel de luminosidad que</text:p>
      <text:p text:style-name="P17">un gris, pero tiene un nivel máximo de saturación.</text:p>
      <text:p text:style-name="P17"><text:span text:style-name="T1">El matiz o tono</text:span> → <text:s/>define la diferencia entre un color y otro. Un verde pálido y un verde oscuro</text:p>
      <text:p text:style-name="P17">tienen el mismo matiz. Un verde y un azul tienen distinto matiz.</text:p>
      <text:p text:style-name="P17"/>
      <text:p text:style-name="P41">5.1. Modelos de color: síntesis aditiva y síntesis su<text:span text:style-name="T34">s</text:span>tractiva</text:p>
      <text:p text:style-name="P24"/>
      <text:p text:style-name="P25">Síntesis aditiva</text:p>
      <text:p text:style-name="P18">Es obtener un color determinado por la suma de otros colores a partir de diferentes fuentes de luz.</text:p>
      <text:p text:style-name="P18">Se utilizan luz roja, ver y azul para producir el resto de colores. Combinando <text:span text:style-name="T35">estos primarios se obtienen cyan, magenta y amarillo. Ausencia de los 3, negro. Suma de los 3, blanco. Las televisiones y monitores de ordenador.</text:span></text:p>
      <text:p text:style-name="P25"/>
      <text:p text:style-name="P26">Síntesis sustractiva</text:p>
      <text:p text:style-name="P19">Explica la teoría de mezcla de pigmentos y tintes para crear color. El color de partida suele ser el blanco y los colores primarios son el amarillo, magenta y cyan. Impresoras a color y cuadros de pintura. Uso de CMYK.</text:p>
      <text:p text:style-name="P19"/>
      <text:p text:style-name="P48"><text:span text:style-name="T22">5.</text:span><text:span text:style-name="T23">2 Codificación digital del color</text:span></text:p>
      <text:p text:style-name="P29"><text:span text:style-name="T25">RGB, CMYK, HLS</text:span></text:p>
      <text:p text:style-name="P29"><text:span text:style-name="T25"/></text:p>
      <text:p text:style-name="P49"><text:span text:style-name="T22">5.</text:span><text:span text:style-name="T20">3. Modos de color</text:span></text:p>
      <text:p text:style-name="P29"><text:span text:style-name="T25">Los programas usan canales de 8bits→ 256 valores</text:span></text:p>
      <text:p text:style-name="P29"><text:span text:style-name="T25"/></text:p>
      <text:p text:style-name="P11"><text:span text:style-name="T25">Modo RGB</text:span></text:p>
      <text:p text:style-name="P29"><text:span text:style-name="T25">Se usa para mostrar imágenes en pantallas y monitores. Mezcla aditiva de rojo, verde y azul. 1Px se divide en 3subpixeles, verde , rojo y azul. Gama del 0 al 255. </text:span><text:span text:style-name="T27">Lo usamos para mostrar imágenes en pantalla, excepto imágenes en blanco y negro o GIFs en modo indexado. </text:span><text:span text:style-name="T24">Pensado para usar en monitores.</text:span></text:p>
      <text:p text:style-name="P29"><text:span text:style-name="T27"/></text:p>
      <text:p text:style-name="P12"><text:span text:style-name="T25">Modo CMYK</text:span></text:p>
      <text:p text:style-name="P30"><text:span text:style-name="T25">Se usa para impresión, proporciona mejor contraste que el RGB a la hora de imprimir. Sin embargo aparece más apagado en nuestros monitores y también ocupa más espacio en disco por los 4 canales de color en lugar de 3. </text:span><text:span text:style-name="T20">Se usa en impresión.</text:span></text:p>
      <text:p text:style-name="P30"><text:span text:style-name="T20"/></text:p>
      <text:p text:style-name="P30"><text:soft-page-break/><text:span text:style-name="T20">Modo pluma o mapa de bits</text:span></text:p>
      <text:p text:style-name="P30"><text:span text:style-name="T25">Imágenes de 1bit, imágenes de sólo dos tonos. Ocupan poco espacio en memoria y </text:span><text:span text:style-name="T20">se usan tanto en la web como para impresión.</text:span></text:p>
      <text:p text:style-name="P30"><text:span text:style-name="T20"/></text:p>
      <text:p text:style-name="P30"><text:span text:style-name="T20">Modo de color indexado</text:span></text:p>
      <text:p text:style-name="P30"><text:span text:style-name="T25">Trabaja con un solo canal de 8 bits, con lo que puede representar un máximo de 256 valores con lo que se reduce el tamaño del archivo considerablemente. Las imágenes pierden calidad. Se usa para g</text:span><text:span text:style-name="T20">ráficos destinados a web o multimedia</text:span><text:span text:style-name="T25"> en los que no se necesita una calidad excesiva. </text:span><text:span text:style-name="T20">GIF</text:span><text:span text:style-name="T25">.</text:span></text:p>
      <text:p text:style-name="P30"><text:span text:style-name="T25"/></text:p>
      <text:p text:style-name="P12"><text:span text:style-name="T25">Modo de color escala de grises.</text:span></text:p>
      <text:p text:style-name="P30"><text:span text:style-name="T25">Hace uso de un canal de 8 bits que da 256 valores de gris.</text:span></text:p>
      <text:p text:style-name="P30"><text:span text:style-name="T20">Válido para impresión y pantalla</text:span><text:span text:style-name="T25">. En comparación con el indexado, la calidad de la imagen es alta.</text:span></text:p>
      <text:p text:style-name="P30"><text:span text:style-name="T25"/></text:p>
      <text:p text:style-name="P12"><text:span text:style-name="T25">Modo duotono (monotono, tritono y cuatritono)</text:span></text:p>
      <text:p text:style-name="P12"><text:span text:style-name="T25"/></text:p>
      <text:p text:style-name="P30"><text:span text:style-name="T25">El duotono es un modo de color en el que conservaremos sólo 2 tintas. </text:span><text:span text:style-name="T28">P</text:span><text:span text:style-name="T25">asar la imagen a modo escala de grises, </text:span><text:span text:style-name="T28">s</text:span><text:span text:style-name="T25">ustituyendo el negro por otra tinta obtendremos un canal de color para la imagen en escala de grises, Si a esa tinta añadimos una segunda tendremos 2 canales y el modo ya será entonces duotonal. </text:span><text:span text:style-name="T28">S</text:span><text:span text:style-name="T25">i añadimos una tercera tendremos 3 canales de color, es decir, tritono y con cuatro cuatritono.</text:span></text:p>
      <text:p text:style-name="P30"><text:span text:style-name="T25"/></text:p>
      <text:p text:style-name="P35"><text:span text:style-name="T39">5.</text:span><text:span text:style-name="T40">4. Combinaciones de colores</text:span></text:p>
      <text:p text:style-name="P35"><text:span text:style-name="T40"/></text:p>
      <text:p text:style-name="P50"><text:span text:style-name="T30">Complementarios</text:span><text:span text:style-name="T32">: enfrenta a colores frontalmente opuestos</text:span></text:p>
      <text:p text:style-name="P50"><text:span text:style-name="T30">Triádica</text:span><text:span text:style-name="T32">: enfrenta tres colores contrarios de manera triangular</text:span></text:p>
      <text:p text:style-name="P50"><text:span text:style-name="T30">Análogos</text:span><text:span text:style-name="T32">: proporciona una combinación tomando colores cercanos en la rueda</text:span></text:p>
      <text:p text:style-name="P50"><text:span text:style-name="T30">Cuatriádica</text:span><text:span text:style-name="T32">: enfrenta cuatro colores equidistantes partiendo de una cuadrado (propicia</text:span></text:p>
      <text:p text:style-name="P50"><text:span text:style-name="T32">el uso de dos colores principales y dos secundarios)</text:span></text:p>
      <text:p text:style-name="P50"><text:span text:style-name="T32"/></text:p>
      <text:p text:style-name="P35"><text:span text:style-name="T39">5.</text:span><text:span text:style-name="T40">5. Uso del color en el diseño</text:span></text:p>
      <text:p text:style-name="P51"><text:span text:style-name="T31"/></text:p>
      <text:p text:style-name="P51"><text:span text:style-name="T31">Asociamos colores que tenemos relacionados con ciertas sensaciones y emociones (el blanco con la tranquilidad, el negro con la elegancia, el rojo con la pasión, etc.) y lo trasladamos al diseño gráfico que visualizamos cotidianamente en cada producto. Para las empresas es esencial que el diseño gráfico de su identidad corporativa transmita aquellas sensaciones o emociones acordes con los valores de la marca.</text:span></text:p>
      <text:p text:style-name="P51"><text:span text:style-name="T31"/></text:p>
      <text:p text:style-name="P51"><text:span text:style-name="T29">Blanco</text:span><text:span text:style-name="T31">: se asocia a la luz. Simboliza inocencia, pureza, tranquilidad, limpieza</text:span></text:p>
      <text:p text:style-name="P51"><text:span text:style-name="T29">Gris</text:span><text:span text:style-name="T31">: neutralidad, indecisión, aburrimiento, vejez, ausencia</text:span></text:p>
      <text:p text:style-name="P51"><text:span text:style-name="T29">Amarillo</text:span><text:span text:style-name="T31">: intelectualismo, fuerza, voluntad, envidia. Se dice del amarillo que es el primer</text:span></text:p>
      <text:p text:style-name="P51"><text:span text:style-name="T31">color interceptado por el ojo humano, por ello es muy utilizado en el diseño gráfico de las</text:span></text:p>
      <text:p text:style-name="P51"><text:span text:style-name="T31">señalizaciones particularmente rechazado en diseños web</text:span></text:p>
      <text:p text:style-name="P51"><text:span text:style-name="T29">Rojo</text:span><text:span text:style-name="T31">: valentía, amor, pasión, fuerza, intensidad, acción</text:span></text:p>
      <text:p text:style-name="P51"><text:span text:style-name="T29">Azul</text:span><text:span text:style-name="T31">: frío, infinidad, belleza, generosidad, alegría, sabiduría, verdad, constancia. Es muy</text:span></text:p>
      <text:p text:style-name="P51"><text:span text:style-name="T31">utilizado en diseño gráfico para el packaging de productos congelados, para aportar mayor</text:span></text:p>
      <text:p text:style-name="P51"><text:span text:style-name="T31">sensación de frialdad.</text:span></text:p>
      <text:p text:style-name="P51"><text:span text:style-name="T29">Verde</text:span><text:span text:style-name="T31">: equilibrio, esperanza, realidad, naturaleza, vida, paz, salud, crecimiento. En diseño</text:span></text:p>
      <text:p text:style-name="P51"><text:span text:style-name="T31">gráfico publicitario suele utilizarse para representar frescura en los envoltorios de los</text:span></text:p>
      <text:p text:style-name="P51"><text:span text:style-name="T31">alimentos.</text:span></text:p>
      <text:p text:style-name="P51"><text:span text:style-name="T29">Morado</text:span><text:span text:style-name="T31">: creatividad, imaginación, conocimiento, magia, desarrollo de ideas.</text:span></text:p>
      <text:p text:style-name="P51"><text:span text:style-name="T29">Rosa</text:span><text:span text:style-name="T31">: ingenuidad, bondad, ternura, amor, niñez, maternidad.</text:span></text:p>
      <text:p text:style-name="P55"><text:span text:style-name="T39">5.</text:span><text:span text:style-name="T40">6 Importancia del color en sitios web y aplicaciones</text:span></text:p>
      <text:p text:style-name="P35"><text:span text:style-name="T40"/></text:p>
      <text:p text:style-name="P50"><text:span text:style-name="T32">El color en pantalla es un tema complejo que necesita ser gestionado con precisión. </text:span><text:span text:style-name="T33">Los colores pueden generar emociones que nos estimulen por ejemplo a comprar, es algo que beneficia a las tiendas online. En los videojuegos también, si un juego tiene buenos gráficos pero la paleta de colores no es adecuada será de una calidad inferior.</text:span></text:p>
      <text:p text:style-name="P50"><text:span text:style-name="T33"/></text:p>
      <text:p text:style-name="P53"><text:span text:style-name="T31">Color principal: el minimalismo es la clave</text:span></text:p>
      <text:p text:style-name="P52"><text:span text:style-name="T31">El blanco neutro se sitúa como absoluto favorito en todos los países para el color de fondo. El blanco se asocia a la verdad y a la honradez y ayuda a que la imagen del comerciante sea más seria y fiable. En el caso de las aplicaciones sucede exactamente lo mismo.</text:span></text:p>
      <text:p text:style-name="P52"><text:span text:style-name="T31"/></text:p>
      <text:p text:style-name="P53"><text:span text:style-name="T31">Color de navegación: gris sobrio para conseguir una estructura clara</text:span></text:p>
      <text:p text:style-name="P52"><text:span text:style-name="T31">Para el color del menú de navegación, la mayoría utiliza el color gris, se debe a que evocan neutralidad, seriedad, capacidad y proporcionan una estructura clara. Se asocia también a la discreción.</text:span></text:p>
      <text:p text:style-name="P52"><text:span text:style-name="T31">El segundo color preferido en web y apps es el azul.</text:span></text:p>
      <text:p text:style-name="P52"><text:span text:style-name="T31"/></text:p>
      <text:p text:style-name="P53">Tercer color: cómo destacar aspectos relevantes mediante pinceladas de color</text:p>
      <text:p text:style-name="P52">Este suele ser el color que da presencia a nuestro proyecto y es donde suele haber más variedad</text:p>
      <text:p text:style-name="P52">tanto para un sitio web como para o una aplicación. Este, a menudo, vendrá definido por el color</text:p>
      <text:p text:style-name="P52">empresarial.</text:p>
      <text:p text:style-name="P52">El naranja y el rojo son una tendencia muy extendida. Emanan calor, energía y pasión. El naranja se asocia a precios bajos y el rojo como una advertencia.</text:p>
      <text:p text:style-name="P52"/>
      <text:p text:style-name="P53">Curiosidades y excepciones</text:p>
      <text:p text:style-name="P52">Tonos femeninos como el rosa o el morado, que se suelen asociar a la moda, no aparecen con</text:p>
      <text:p text:style-name="P52">frecuencia como tercer color destacable en las tiendas online de este sector. Por el contrario</text:p>
      <text:p text:style-name="P52">suele abundar una tendencia minimalista.</text:p>
      <text:p text:style-name="P52"/>
      <text:p text:style-name="P52">En el mundo de los automóviles y motocicletas, asociado generalmente a los hombres, sucede</text:p>
      <text:p text:style-name="P52">justo lo contrario. Se ha observado que en todos los países las tiendas de este sector utilizan una</text:p>
      <text:p text:style-name="P52">gran variedad de colores, incluso más que las tiendas de juguetes infanti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0-31T23:38:33.883000000</dc:date>
    <meta:editing-duration>PT8M23S</meta:editing-duration>
    <meta:editing-cycles>4</meta:editing-cycles>
    <meta:document-statistic meta:table-count="0" meta:image-count="0" meta:object-count="0" meta:page-count="5" meta:paragraph-count="128" meta:word-count="2087" meta:character-count="12582" meta:non-whitespace-character-count="10547"/>
  </office:meta>
</office:document-meta>
</file>